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148.2pt"/>
    </style:style>
    <style:style style:name="co6" style:family="table-column">
      <style:table-column-properties fo:break-before="auto" style:column-width="132.75pt"/>
    </style:style>
    <style:style style:name="co7" style:family="table-column">
      <style:table-column-properties fo:break-before="auto" style:column-width="143.55pt"/>
    </style:style>
    <style:style style:name="co8" style:family="table-column">
      <style:table-column-properties fo:break-before="auto" style:column-width="150.49pt"/>
    </style:style>
    <style:style style:name="co9" style:family="table-column">
      <style:table-column-properties fo:break-before="auto" style:column-width="151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dcff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9966cc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99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453.51pt" svg:height="255.09pt" svg:x="54.23pt" svg:y="185.24pt">
            <loext:p draw:notify-on-update-of-ranges="Hoja1.B2:Hoja1.B2 Hoja1.B3:Hoja1.B13 Hoja1.C2:Hoja1.C2 Hoja1.C3:Hoja1.C13 Hoja1.B2:Hoja1.B2 Hoja1.B3:Hoja1.B13 Hoja1.D2:Hoja1.D2 Hoja1.D3:Hoja1.D13 Hoja1.B2:Hoja1.B2 Hoja1.B3:Hoja1.B13 Hoja1.E2:Hoja1.E2 Hoja1.E3:Hoja1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94.34pt" svg:y="188.45pt">
            <loext:p draw:notify-on-update-of-ranges="Hoja1.F2:Hoja1.F2 Hoja1.F3:Hoja1.F13 Hoja1.G2:Hoja1.G2 Hoja1.G3:Hoja1.G13 Hoja1.F2:Hoja1.F2 Hoja1.F3:Hoja1.F13 Hoja1.H2:Hoja1.H2 Hoja1.H3:Hoja1.H13 Hoja1.F2:Hoja1.F2 Hoja1.F3:Hoja1.F13 Hoja1.I2:Hoja1.I2 Hoja1.I3:Hoja1.I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C local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N.º componentes</text:p>
          </table:table-cell>
          <table:table-cell table:style-name="ce1" office:value-type="string" calcext:value-type="string">
            <text:p>Bytes del vector</text:p>
          </table:table-cell>
          <table:table-cell table:style-name="ce5" office:value-type="string" calcext:value-type="string">
            <text:p>Tiempo vector local (local)</text:p>
          </table:table-cell>
          <table:table-cell table:style-name="ce1" office:value-type="string" calcext:value-type="string">
            <text:p>Tiempo vector global (local)</text:p>
          </table:table-cell>
          <table:table-cell table:style-name="ce1" office:value-type="string" calcext:value-type="string">
            <text:p>Tiempo vector dinámico (local)</text:p>
          </table:table-cell>
          <table:table-cell table:style-name="ce1" office:value-type="string" calcext:value-type="string">
            <text:p>Bytes del vector</text:p>
          </table:table-cell>
          <table:table-cell table:style-name="ce7" office:value-type="string" calcext:value-type="string">
            <text:p>Tiempo vector local (atcgrid)</text:p>
          </table:table-cell>
          <table:table-cell table:style-name="ce8" office:value-type="string" calcext:value-type="string">
            <text:p>Tiempo vector global (atcgrid)</text:p>
          </table:table-cell>
          <table:table-cell table:style-name="ce8" office:value-type="string" calcext:value-type="string">
            <text:p>Tiempo vector dinámico (atcgrid)</text:p>
          </table:table-cell>
          <table:table-cell table:number-columns-repeated="2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formula="of:=[.A3]*8" office:value-type="float" office:value="524288" calcext:value-type="float">
            <text:p>524288</text:p>
          </table:table-cell>
          <table:table-cell office:value-type="float" office:value="0.000276539" calcext:value-type="float">
            <text:p>0.000276539</text:p>
          </table:table-cell>
          <table:table-cell office:value-type="float" office:value="0.001501506" calcext:value-type="float">
            <text:p>0.001501506</text:p>
          </table:table-cell>
          <table:table-cell office:value-type="float" office:value="0.002531345" calcext:value-type="float">
            <text:p>0.002531345</text:p>
          </table:table-cell>
          <table:table-cell table:formula="of:=[.B3]" office:value-type="float" office:value="524288" calcext:value-type="float">
            <text:p>524288</text:p>
          </table:table-cell>
          <table:table-cell office:value-type="float" office:value="0.000421813" calcext:value-type="float">
            <text:p>0.000421813</text:p>
          </table:table-cell>
          <table:table-cell office:value-type="float" office:value="0.000439785" calcext:value-type="float">
            <text:p>0.000439785</text:p>
          </table:table-cell>
          <table:table-cell office:value-type="float" office:value="0.000433075" calcext:value-type="float">
            <text:p>0.000433075</text:p>
          </table:table-cell>
          <table:table-cell table:number-columns-repeated="2"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[.A4]*8" office:value-type="float" office:value="1048576" calcext:value-type="float">
            <text:p>1048576</text:p>
          </table:table-cell>
          <table:table-cell office:value-type="float" office:value="0.000561975" calcext:value-type="float">
            <text:p>0.000561975</text:p>
          </table:table-cell>
          <table:table-cell office:value-type="float" office:value="0.002801148" calcext:value-type="float">
            <text:p>0.002801148</text:p>
          </table:table-cell>
          <table:table-cell office:value-type="float" office:value="0.001646137" calcext:value-type="float">
            <text:p>0.001646137</text:p>
          </table:table-cell>
          <table:table-cell table:formula="of:=[.B4]" office:value-type="float" office:value="1048576" calcext:value-type="float">
            <text:p>1048576</text:p>
          </table:table-cell>
          <table:table-cell office:value-type="float" office:value="0.000849102" calcext:value-type="float">
            <text:p>0.000849102</text:p>
          </table:table-cell>
          <table:table-cell office:value-type="float" office:value="0.000556482" calcext:value-type="float">
            <text:p>0.000556482</text:p>
          </table:table-cell>
          <table:table-cell office:value-type="float" office:value="0.000849694" calcext:value-type="float">
            <text:p>0.000849694</text:p>
          </table:table-cell>
          <table:table-cell table:number-columns-repeated="2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formula="of:=[.A5]*8" office:value-type="float" office:value="2097152" calcext:value-type="float">
            <text:p>2097152</text:p>
          </table:table-cell>
          <table:table-cell office:value-type="float" office:value="0.001128696" calcext:value-type="float">
            <text:p>0.001128696</text:p>
          </table:table-cell>
          <table:table-cell office:value-type="float" office:value="0.002318297" calcext:value-type="float">
            <text:p>0.002318297</text:p>
          </table:table-cell>
          <table:table-cell office:value-type="float" office:value="0.001743939" calcext:value-type="float">
            <text:p>0.001743939</text:p>
          </table:table-cell>
          <table:table-cell table:formula="of:=[.B5]" office:value-type="float" office:value="2097152" calcext:value-type="float">
            <text:p>2097152</text:p>
          </table:table-cell>
          <table:table-cell office:value-type="float" office:value="0.001492248" calcext:value-type="float">
            <text:p>0.001492248</text:p>
          </table:table-cell>
          <table:table-cell office:value-type="float" office:value="0.001110259" calcext:value-type="float">
            <text:p>0.001110259</text:p>
          </table:table-cell>
          <table:table-cell office:value-type="float" office:value="0.001699573" calcext:value-type="float">
            <text:p>0.001699573</text:p>
          </table:table-cell>
          <table:table-cell table:number-columns-repeated="2"/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[.A6]*8" office:value-type="float" office:value="4194304" calcext:value-type="float">
            <text:p>4194304</text:p>
          </table:table-cell>
          <table:table-cell/>
          <table:table-cell office:value-type="float" office:value="0.00284108" calcext:value-type="float">
            <text:p>0.00284108</text:p>
          </table:table-cell>
          <table:table-cell office:value-type="float" office:value="0.002439717" calcext:value-type="float">
            <text:p>0.002439717</text:p>
          </table:table-cell>
          <table:table-cell table:formula="of:=[.B6]" office:value-type="float" office:value="4194304" calcext:value-type="float">
            <text:p>4194304</text:p>
          </table:table-cell>
          <table:table-cell/>
          <table:table-cell office:value-type="float" office:value="0.003554724" calcext:value-type="float">
            <text:p>0.003554724</text:p>
          </table:table-cell>
          <table:table-cell office:value-type="float" office:value="0.002721388" calcext:value-type="float">
            <text:p>0.002721388</text:p>
          </table:table-cell>
          <table:table-cell table:number-columns-repeated="2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formula="of:=[.A7]*8" office:value-type="float" office:value="8388608" calcext:value-type="float">
            <text:p>8388608</text:p>
          </table:table-cell>
          <table:table-cell/>
          <table:table-cell office:value-type="float" office:value="0.005616351" calcext:value-type="float">
            <text:p>0.005616351</text:p>
          </table:table-cell>
          <table:table-cell office:value-type="float" office:value="0.004614274" calcext:value-type="float">
            <text:p>0.004614274</text:p>
          </table:table-cell>
          <table:table-cell table:formula="of:=[.B7]" office:value-type="float" office:value="8388608" calcext:value-type="float">
            <text:p>8388608</text:p>
          </table:table-cell>
          <table:table-cell/>
          <table:table-cell office:value-type="float" office:value="0.005522895" calcext:value-type="float">
            <text:p>0.005522895</text:p>
          </table:table-cell>
          <table:table-cell office:value-type="float" office:value="0.00574548" calcext:value-type="float">
            <text:p>0.00574548</text:p>
          </table:table-cell>
          <table:table-cell table:number-columns-repeated="2"/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[.A8]*8" office:value-type="float" office:value="16777216" calcext:value-type="float">
            <text:p>16777216</text:p>
          </table:table-cell>
          <table:table-cell/>
          <table:table-cell office:value-type="float" office:value="0.010545983" calcext:value-type="float">
            <text:p>0.010545983</text:p>
          </table:table-cell>
          <table:table-cell office:value-type="float" office:value="0.010674486" calcext:value-type="float">
            <text:p>0.010674486</text:p>
          </table:table-cell>
          <table:table-cell table:formula="of:=[.B8]" office:value-type="float" office:value="16777216" calcext:value-type="float">
            <text:p>16777216</text:p>
          </table:table-cell>
          <table:table-cell/>
          <table:table-cell office:value-type="float" office:value="0.011734619" calcext:value-type="float">
            <text:p>0.011734619</text:p>
          </table:table-cell>
          <table:table-cell office:value-type="float" office:value="0.011921455" calcext:value-type="float">
            <text:p>0.011921455</text:p>
          </table:table-cell>
          <table:table-cell table:number-columns-repeated="2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formula="of:=[.A9]*8" office:value-type="float" office:value="33554432" calcext:value-type="float">
            <text:p>33554432</text:p>
          </table:table-cell>
          <table:table-cell/>
          <table:table-cell office:value-type="float" office:value="0.026015692" calcext:value-type="float">
            <text:p>0.026015692</text:p>
          </table:table-cell>
          <table:table-cell office:value-type="float" office:value="0.024565797" calcext:value-type="float">
            <text:p>0.024565797</text:p>
          </table:table-cell>
          <table:table-cell table:formula="of:=[.B9]" office:value-type="float" office:value="33554432" calcext:value-type="float">
            <text:p>33554432</text:p>
          </table:table-cell>
          <table:table-cell/>
          <table:table-cell office:value-type="float" office:value="0.023332657" calcext:value-type="float">
            <text:p>0.023332657</text:p>
          </table:table-cell>
          <table:table-cell office:value-type="float" office:value="0.021767422" calcext:value-type="float">
            <text:p>0.021767422</text:p>
          </table:table-cell>
          <table:table-cell table:number-columns-repeated="2"/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[.A10]*8" office:value-type="float" office:value="67108864" calcext:value-type="float">
            <text:p>67108864</text:p>
          </table:table-cell>
          <table:table-cell/>
          <table:table-cell office:value-type="float" office:value="0.048700694" calcext:value-type="float">
            <text:p>0.048700694</text:p>
          </table:table-cell>
          <table:table-cell office:value-type="float" office:value="0.048776077" calcext:value-type="float">
            <text:p>0.048776077</text:p>
          </table:table-cell>
          <table:table-cell table:formula="of:=[.B10]" office:value-type="float" office:value="67108864" calcext:value-type="float">
            <text:p>67108864</text:p>
          </table:table-cell>
          <table:table-cell/>
          <table:table-cell office:value-type="float" office:value="0.04593194" calcext:value-type="float">
            <text:p>0.04593194</text:p>
          </table:table-cell>
          <table:table-cell office:value-type="float" office:value="0.043385467" calcext:value-type="float">
            <text:p>0.043385467</text:p>
          </table:table-cell>
          <table:table-cell table:number-columns-repeated="2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formula="of:=[.A11]*8" office:value-type="float" office:value="134217728" calcext:value-type="float">
            <text:p>134217728</text:p>
          </table:table-cell>
          <table:table-cell/>
          <table:table-cell office:value-type="float" office:value="0.073772247" calcext:value-type="float">
            <text:p>0.073772247</text:p>
          </table:table-cell>
          <table:table-cell office:value-type="float" office:value="0.09941606" calcext:value-type="float">
            <text:p>0.09941606</text:p>
          </table:table-cell>
          <table:table-cell table:formula="of:=[.B11]" office:value-type="float" office:value="134217728" calcext:value-type="float">
            <text:p>134217728</text:p>
          </table:table-cell>
          <table:table-cell/>
          <table:table-cell office:value-type="float" office:value="0.092491047" calcext:value-type="float">
            <text:p>0.092491047</text:p>
          </table:table-cell>
          <table:table-cell office:value-type="float" office:value="0.093016388" calcext:value-type="float">
            <text:p>0.093016388</text:p>
          </table:table-cell>
          <table:table-cell table:number-columns-repeated="2"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[.A12]*8" office:value-type="float" office:value="268435456" calcext:value-type="float">
            <text:p>268435456</text:p>
          </table:table-cell>
          <table:table-cell/>
          <table:table-cell office:value-type="float" office:value="0.149160575" calcext:value-type="float">
            <text:p>0.149160575</text:p>
          </table:table-cell>
          <table:table-cell office:value-type="float" office:value="0.207515562" calcext:value-type="float">
            <text:p>0.207515562</text:p>
          </table:table-cell>
          <table:table-cell table:formula="of:=[.B12]" office:value-type="float" office:value="268435456" calcext:value-type="float">
            <text:p>268435456</text:p>
          </table:table-cell>
          <table:table-cell/>
          <table:table-cell office:value-type="float" office:value="0.185478988" calcext:value-type="float">
            <text:p>0.185478988</text:p>
          </table:table-cell>
          <table:table-cell office:value-type="float" office:value="0.185805845" calcext:value-type="float">
            <text:p>0.185805845</text:p>
          </table:table-cell>
          <table:table-cell table:number-columns-repeated="2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[.A13]*8" office:value-type="float" office:value="536870912" calcext:value-type="float">
            <text:p>536870912</text:p>
          </table:table-cell>
          <table:table-cell/>
          <table:table-cell office:value-type="float" office:value="0.08113689" calcext:value-type="float">
            <text:p>0.08113689</text:p>
          </table:table-cell>
          <table:table-cell office:value-type="float" office:value="0.71172138" calcext:value-type="float">
            <text:p>0.71172138</text:p>
          </table:table-cell>
          <table:table-cell table:formula="of:=[.B13]" office:value-type="float" office:value="536870912" calcext:value-type="float">
            <text:p>536870912</text:p>
          </table:table-cell>
          <table:table-cell/>
          <table:table-cell office:value-type="float" office:value="0.181625183" calcext:value-type="float">
            <text:p>0.181625183</text:p>
          </table:table-cell>
          <table:table-cell office:value-type="float" office:value="0.348843497" calcext:value-type="float">
            <text:p>0.34884349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6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7:28:50.4106579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56:29.376508594</meta:creation-date>
    <dc:date>2018-03-08T17:45:08.547946773</dc:date>
    <meta:editing-duration>PT41M45S</meta:editing-duration>
    <meta:editing-cycles>6</meta:editing-cycles>
    <meta:generator>LibreOffice/5.1.6.2$Linux_X86_64 LibreOffice_project/10m0$Build-2</meta:gener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93cm" svg:y="3.52cm" style:legend-expansion="high" chart:style-name="ch2"/>
        <chart:plot-area chart:style-name="ch3" table:cell-range-address="Hoja1.F2:Hoja1.I13" chart:data-source-has-labels="row" svg:x="0.32cm" svg:y="0.18cm" svg:width="9.253cm" svg:height="8.64cm">
          <chartooo:coordinate-region svg:x="1.312cm" svg:y="0.375cm" svg:width="7.307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G3:Hoja1.G13" chart:label-cell-address="Hoja1.G2:Hoja1.G2" chart:class="chart:scatter">
            <chart:domain table:cell-range-address="Hoja1.F3:Hoja1.F13"/>
            <chart:data-point chart:repeated="11"/>
          </chart:series>
          <chart:series chart:style-name="ch7" chart:values-cell-range-address="Hoja1.H3:Hoja1.H13" chart:label-cell-address="Hoja1.H2:Hoja1.H2" chart:class="chart:scatter">
            <chart:data-point chart:repeated="11"/>
          </chart:series>
          <chart:series chart:style-name="ch8" chart:values-cell-range-address="Hoja1.I3:Hoja1.I13" chart:label-cell-address="Hoja1.I2:Hoja1.I2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empo vector local (atcgrid)</text:p>
                <draw:g>
                  <svg:desc>Hoja1.G2:Hoja1.G2</svg:desc>
                </draw:g>
              </table:table-cell>
              <table:table-cell office:value-type="string">
                <text:p>Tiempo vector global (atcgrid)</text:p>
                <draw:g>
                  <svg:desc>Hoja1.H2:Hoja1.H2</svg:desc>
                </draw:g>
              </table:table-cell>
              <table:table-cell office:value-type="string">
                <text:p>Tiempo vector dinámico (atcgrid)</text:p>
                <draw:g>
                  <svg:desc>Hoja1.I2:Hoja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F3:Hoja1.F13</svg:desc>
                </draw:g>
              </table:table-cell>
              <table:table-cell office:value-type="float" office:value="0.000421813">
                <text:p>0.000421813</text:p>
                <draw:g>
                  <svg:desc>Hoja1.G3:Hoja1.G13</svg:desc>
                </draw:g>
              </table:table-cell>
              <table:table-cell office:value-type="float" office:value="0.000439785">
                <text:p>0.000439785</text:p>
                <draw:g>
                  <svg:desc>Hoja1.H3:Hoja1.H13</svg:desc>
                </draw:g>
              </table:table-cell>
              <table:table-cell office:value-type="float" office:value="0.000433075">
                <text:p>0.000433075</text:p>
                <draw:g>
                  <svg:desc>Hoja1.I3:Hoja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849102">
                <text:p>0.000849102</text:p>
              </table:table-cell>
              <table:table-cell office:value-type="float" office:value="0.000556482">
                <text:p>0.000556482</text:p>
              </table:table-cell>
              <table:table-cell office:value-type="float" office:value="0.000849694">
                <text:p>0.000849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92248">
                <text:p>0.001492248</text:p>
              </table:table-cell>
              <table:table-cell office:value-type="float" office:value="0.001110259">
                <text:p>0.001110259</text:p>
              </table:table-cell>
              <table:table-cell office:value-type="float" office:value="0.001699573">
                <text:p>0.001699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554724">
                <text:p>0.003554724</text:p>
              </table:table-cell>
              <table:table-cell office:value-type="float" office:value="0.002721388">
                <text:p>0.002721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522895">
                <text:p>0.005522895</text:p>
              </table:table-cell>
              <table:table-cell office:value-type="float" office:value="0.00574548">
                <text:p>0.00574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1734619">
                <text:p>0.011734619</text:p>
              </table:table-cell>
              <table:table-cell office:value-type="float" office:value="0.011921455">
                <text:p>0.011921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3332657">
                <text:p>0.023332657</text:p>
              </table:table-cell>
              <table:table-cell office:value-type="float" office:value="0.021767422">
                <text:p>0.02176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593194">
                <text:p>0.04593194</text:p>
              </table:table-cell>
              <table:table-cell office:value-type="float" office:value="0.043385467">
                <text:p>0.043385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92491047">
                <text:p>0.092491047</text:p>
              </table:table-cell>
              <table:table-cell office:value-type="float" office:value="0.093016388">
                <text:p>0.093016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85478988">
                <text:p>0.185478988</text:p>
              </table:table-cell>
              <table:table-cell office:value-type="float" office:value="0.185805845">
                <text:p>0.185805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81625183">
                <text:p>0.181625183</text:p>
              </table:table-cell>
              <table:table-cell office:value-type="float" office:value="0.348843497">
                <text:p>0.348843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46cm" svg:y="3.52cm" style:legend-expansion="high" chart:style-name="ch2"/>
        <chart:plot-area chart:style-name="ch3" table:cell-range-address="Hoja1.B2:Hoja1.E13" chart:data-source-has-labels="row" svg:x="0.32cm" svg:y="0.18cm" svg:width="9.606cm" svg:height="8.64cm">
          <chartooo:coordinate-region svg:x="1.1cm" svg:y="0.375cm" svg:width="7.87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3:Hoja1.C13" chart:label-cell-address="Hoja1.C2:Hoja1.C2" chart:class="chart:scatter">
            <chart:domain table:cell-range-address="Hoja1.B3:Hoja1.B13"/>
            <chart:data-point chart:repeated="11"/>
          </chart:series>
          <chart:series chart:style-name="ch7" chart:values-cell-range-address="Hoja1.D3:Hoja1.D13" chart:label-cell-address="Hoja1.D2:Hoja1.D2" chart:class="chart:scatter">
            <chart:data-point chart:repeated="11"/>
          </chart:series>
          <chart:series chart:style-name="ch8" chart:values-cell-range-address="Hoja1.E3:Hoja1.E13" chart:label-cell-address="Hoja1.E2:Hoja1.E2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empo vector local (local)</text:p>
                <draw:g>
                  <svg:desc>Hoja1.C2:Hoja1.C2</svg:desc>
                </draw:g>
              </table:table-cell>
              <table:table-cell office:value-type="string">
                <text:p>Tiempo vector global (local)</text:p>
                <draw:g>
                  <svg:desc>Hoja1.D2:Hoja1.D2</svg:desc>
                </draw:g>
              </table:table-cell>
              <table:table-cell office:value-type="string">
                <text:p>Tiempo vector dinámico (local)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3:Hoja1.B13</svg:desc>
                </draw:g>
              </table:table-cell>
              <table:table-cell office:value-type="float" office:value="0.000276539">
                <text:p>0.000276539</text:p>
                <draw:g>
                  <svg:desc>Hoja1.C3:Hoja1.C13</svg:desc>
                </draw:g>
              </table:table-cell>
              <table:table-cell office:value-type="float" office:value="0.001501506">
                <text:p>0.001501506</text:p>
                <draw:g>
                  <svg:desc>Hoja1.D3:Hoja1.D13</svg:desc>
                </draw:g>
              </table:table-cell>
              <table:table-cell office:value-type="float" office:value="0.002531345">
                <text:p>0.002531345</text:p>
                <draw:g>
                  <svg:desc>Hoja1.E3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561975">
                <text:p>0.000561975</text:p>
              </table:table-cell>
              <table:table-cell office:value-type="float" office:value="0.002801148">
                <text:p>0.002801148</text:p>
              </table:table-cell>
              <table:table-cell office:value-type="float" office:value="0.001646137">
                <text:p>0.001646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128696">
                <text:p>0.001128696</text:p>
              </table:table-cell>
              <table:table-cell office:value-type="float" office:value="0.002318297">
                <text:p>0.002318297</text:p>
              </table:table-cell>
              <table:table-cell office:value-type="float" office:value="0.001743939">
                <text:p>0.001743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84108">
                <text:p>0.00284108</text:p>
              </table:table-cell>
              <table:table-cell office:value-type="float" office:value="0.002439717">
                <text:p>0.002439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616351">
                <text:p>0.005616351</text:p>
              </table:table-cell>
              <table:table-cell office:value-type="float" office:value="0.004614274">
                <text:p>0.004614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545983">
                <text:p>0.010545983</text:p>
              </table:table-cell>
              <table:table-cell office:value-type="float" office:value="0.010674486">
                <text:p>0.010674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6015692">
                <text:p>0.026015692</text:p>
              </table:table-cell>
              <table:table-cell office:value-type="float" office:value="0.024565797">
                <text:p>0.024565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8700694">
                <text:p>0.048700694</text:p>
              </table:table-cell>
              <table:table-cell office:value-type="float" office:value="0.048776077">
                <text:p>0.048776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3772247">
                <text:p>0.073772247</text:p>
              </table:table-cell>
              <table:table-cell office:value-type="float" office:value="0.09941606">
                <text:p>0.09941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49160575">
                <text:p>0.149160575</text:p>
              </table:table-cell>
              <table:table-cell office:value-type="float" office:value="0.207515562">
                <text:p>0.207515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08113689">
                <text:p>0.08113689</text:p>
              </table:table-cell>
              <table:table-cell office:value-type="float" office:value="0.71172138">
                <text:p>0.71172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